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4.49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rver:</text:p>
          </table:table-cell>
          <table:table-cell office:value-type="string" calcext:value-type="string">
            <text:p>Update:</text:p>
          </table:table-cell>
          <table:table-cell office:value-type="string" calcext:value-type="string">
            <text:p>Upgrade:</text:p>
          </table:table-cell>
          <table:table-cell office:value-type="string" calcext:value-type="string">
            <text:p>Hardening-check:</text:p>
          </table:table-cell>
          <table:table-cell office:value-type="string" calcext:value-type="string">
            <text:p>Check gedaan:</text:p>
          </table:table-cell>
          <table:table-cell/>
        </table:table-row>
        <table:table-row table:style-name="ro1">
          <table:table-cell office:value-type="string" calcext:value-type="string">
            <text:p>Ubuntu 14.04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buntu 16.04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buntu 18.04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entOS 6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entOS 7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edora 27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edora 28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bian 8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bian 9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 (lintian)</text:p>
          </table:table-cell>
          <table:table-cell office:value-type="string" calcext:value-type="string">
            <text:p>Andere check</text:p>
          </table:table-cell>
          <table:table-cell/>
        </table:table-row>
        <table:table-row table:style-name="ro1">
          <table:table-cell office:value-type="string" calcext:value-type="string">
            <text:p>SUSE 11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SE 12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o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buntu 14.04</text:p>
          </table:table-cell>
          <table:table-cell office:value-type="string" calcext:value-type="string">
            <text:p>apt install openssh-ser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buntu 16.04</text:p>
          </table:table-cell>
          <table:table-cell office:value-type="string" calcext:value-type="string">
            <text:p>apt install hardening-inclu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buntu 18.04</text:p>
          </table:table-cell>
          <table:table-cell office:value-type="string" calcext:value-type="string">
            <text:p>install make binutils</text:p>
          </table:table-cell>
          <table:table-cell office:value-type="string" calcext:value-type="string">
            <text:p>wget hardening-includes</text:p>
          </table:table-cell>
          <table:table-cell office:value-type="string" calcext:value-type="string">
            <text:p>dpkg -i hardeninginclu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OS 6</text:p>
          </table:table-cell>
          <table:table-cell office:value-type="string" calcext:value-type="string">
            <text:p>Install wget</text:p>
          </table:table-cell>
          <table:table-cell office:value-type="string" calcext:value-type="string">
            <text:p>download latest epel-release</text:p>
          </table:table-cell>
          <table:table-cell office:value-type="string" calcext:value-type="string">
            <text:p>install epel</text:p>
          </table:table-cell>
          <table:table-cell office:value-type="string" calcext:value-type="string">
            <text:p>yum install hardening-check</text:p>
          </table:table-cell>
          <table:table-cell office:value-type="string" calcext:value-type="string">
            <text:p>yum install openssh-clients</text:p>
          </table:table-cell>
        </table:table-row>
        <table:table-row table:style-name="ro1">
          <table:table-cell office:value-type="string" calcext:value-type="string">
            <text:p>CentOS 7</text:p>
          </table:table-cell>
          <table:table-cell office:value-type="string" calcext:value-type="string">
            <text:p>Install wget</text:p>
          </table:table-cell>
          <table:table-cell office:value-type="string" calcext:value-type="string">
            <text:p>download latest epel-release</text:p>
          </table:table-cell>
          <table:table-cell office:value-type="string" calcext:value-type="string">
            <text:p>install epel</text:p>
          </table:table-cell>
          <table:table-cell office:value-type="string" calcext:value-type="string">
            <text:p>yum install hardening-check</text:p>
          </table:table-cell>
          <table:table-cell/>
        </table:table-row>
        <table:table-row table:style-name="ro1">
          <table:table-cell office:value-type="string" calcext:value-type="string">
            <text:p>Fedora 27</text:p>
          </table:table-cell>
          <table:table-cell office:value-type="string" calcext:value-type="string">
            <text:p>yum install hardening-che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dora 28</text:p>
          </table:table-cell>
          <table:table-cell office:value-type="string" calcext:value-type="string">
            <text:p>yum install hardening-che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ian 8</text:p>
          </table:table-cell>
          <table:table-cell office:value-type="string" calcext:value-type="string">
            <text:p>apt install hardening-inclu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ian 9</text:p>
          </table:table-cell>
          <table:table-cell office:value-type="string" calcext:value-type="string">
            <text:p>apt install lint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E 11</text:p>
          </table:table-cell>
          <table:table-cell office:value-type="string" calcext:value-type="string">
            <text:p>zypper update</text:p>
          </table:table-cell>
          <table:table-cell office:value-type="string" calcext:value-type="string">
            <text:p>zypper addrepo opensuse hardening-check</text:p>
          </table:table-cell>
          <table:table-cell office:value-type="string" calcext:value-type="string">
            <text:p>zypper install hardening-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E 12</text:p>
          </table:table-cell>
          <table:table-cell office:value-type="string" calcext:value-type="string">
            <text:p>zypper update</text:p>
          </table:table-cell>
          <table:table-cell office:value-type="string" calcext:value-type="string">
            <text:p>zypper addrepo opensuse hardening-check</text:p>
          </table:table-cell>
          <table:table-cell office:value-type="string" calcext:value-type="string">
            <text:p>zypper install hardening-chec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Debian 9: Lintian The following additional packages will be installed:</text:p>
            <text:p>  binutils diffstat gettext intltool-debian libapt-pkg-perl</text:p>
            <text:p>  libarchive-zip-perl libauthen-sasl-perl libcgi-fast-perl libcgi-pm-perl</text:p>
            <text:p>  libclass-accessor-perl libclone-perl libcroco3 libdigest-hmac-perl</text:p>
            <text:p>  libdpkg-perl libemail-valid-perl libencode-locale-perl libexporter-tiny-perl</text:p>
            <text:p>  libfcgi-perl libfile-basedir-perl libfile-fcntllock-perl libglib2.0-0</text:p>
            <text:p>  libglib2.0-data libgomp1 libhtml-parser-perl libhtml-tagset-perl</text:p>
            <text:p>  libhttp-date-perl libhttp-message-perl libio-html-perl libio-pty-perl</text:p>
            <text:p>  libio-socket-inet6-perl libio-socket-ssl-perl libio-string-perl</text:p>
            <text:p>  libipc-run-perl libipc-system-simple-perl liblist-moreutils-perl</text:p>
            <text:p>  liblwp-mediatypes-perl libmailtools-perl libnet-dns-perl</text:p>
            <text:p>  libnet-domain-tld-perl libnet-ip-perl libnet-libidn-perl</text:p>
            <text:p>  libnet-smtp-ssl-perl libnet-ssleay-perl libparse-debianchangelog-perl</text:p>
            <text:p>  libperlio-gzip-perl libsocket6-perl libsub-name-perl</text:p>
            <text:p>  libtext-levenshtein-perl libtimedate-perl liburi-perl libyaml-libyaml-perl</text:p>
            <text:p>  patch patchutils perl-openssl-defaults shared-mime-info t1utils</text:p>
            <text:p>  Xdg-user-di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dora 27: Installed: <text:s text:c="2"/>hardening-check.noarch 2.6-4.fc27 <text:s text:c="17"/>perl-IO-Socket-SSL.noarch 2.051-1.fc27 <text:s text:c="12"/>perl-Mozilla-CA.noarch 20160104-6.fc27 <text:s text:c="12"/>binutils.x86_64 2.29-13.fc27 <text:s text:c="22"/>perl-Carp.noarch 1.42-395.fc27 <text:s text:c="20"/>perl-Data-Dumper.x86_64 2.167-398.fc27 <text:s text:c="12"/>perl-Encode.x86_64 4:2.94-16.fc27 <text:s text:c="17"/>perl-Errno.x86_64 1.28-404.fc27 <text:s text:c="19"/>perl-Exporter.noarch 5.72-395.fc27 <text:s text:c="16"/>perl-File-Path.noarch 2.15-1.fc27 <text:s text:c="17"/>perl-File-Temp.noarch 0.230.400-394.fc27 <text:s text:c="10"/>perl-Getopt-Long.noarch 1:2.50-3.fc27 <text:s text:c="13"/>perl-HTTP-Tiny.noarch 0.070-394.fc27 <text:s text:c="14"/>perl-IO.x86_64 1.38-404.fc27 <text:s text:c="22"/>perl-IO-Socket-IP.noarch 0.39-4.fc27 <text:s text:c="14"/>perl-MIME-Base64.x86_64 3.15-395.fc27 <text:s text:c="13"/>perl-Net-SSLeay.x86_64 1.81-4.fc27 <text:s text:c="16"/>perl-PathTools.x86_64 3.74-1.fc27 <text:s text:c="17"/>perl-Pod-Escapes.noarch 1:1.07-394.fc27 <text:s text:c="11"/>perl-Pod-Perldoc.noarch 3.28-395.fc27 <text:s text:c="13"/>perl-Pod-Simple.noarch 1:3.35-394.fc27 <text:s text:c="12"/>perl-Pod-Usage.noarch 4:1.69-394.fc27 <text:s text:c="13"/>perl-Scalar-List-Utils.x86_64 3:1.48-1.fc27 <text:s text:c="7"/>perl-Socket.x86_64 4:2.027-1.fc27 <text:s text:c="17"/>perl-Storable.x86_64 1:3.09-1.fc27 <text:s text:c="16"/>perl-Term-ANSIColor.noarch 4.06-395.fc27 <text:s text:c="10"/>perl-Term-Cap.noarch 1.17-394.fc27 <text:s text:c="16"/>perl-Text-ParseWords.noarch 3.30-394.fc27 <text:s text:c="9"/>perl-Text-Tabs+Wrap.noarch 2013.0523-394.fc27 <text:s text:c="5"/>perl-Time-Local.noarch 1:1.250-394.fc27 <text:s text:c="11"/>perl-URI.noarch 1.72-1.fc27 <text:s text:c="23"/>perl-Unicode-Normalize.x86_64 1.25-395.fc27 <text:s text:c="7"/>perl-constant.noarch 1.33-395.fc27 <text:s text:c="16"/>perl-interpreter.x86_64 4:5.26.2-404.fc27 <text:s text:c="9"/>perl-libnet.noarch 3.11-1.fc27 <text:s text:c="20"/>perl-libs.x86_64 4:5.26.2-404.fc27 <text:s text:c="16"/>perl-macros.x86_64 4:5.26.2-404.fc27 <text:s text:c="14"/>perl-parent.noarch 1:0.236-394.fc27 <text:s text:c="15"/>perl-podlators.noarch 4.09-395.fc27 <text:s text:c="15"/>perl-threads.x86_64 1:2.21-1.fc27 <text:s text:c="17"/>perl-threads-shared.x86_64 1.58-1.fc27 <text:s text:c="12"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18:26:09.767643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3:12:46.271792793</meta:creation-date>
    <dc:date>2018-05-14T19:30:23.936262851</dc:date>
    <meta:editing-duration>PT1H23M28S</meta:editing-duration>
    <meta:editing-cycles>8</meta:editing-cycles>
    <meta:generator>LibreOffice/6.0.3.2$Linux_X86_64 LibreOffice_project/00m0$Build-2</meta:generator>
    <meta:document-statistic meta:table-count="1" meta:cell-count="98" meta:object-count="0"/>
  </office:meta>
</office:document-meta>
</file>